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fe0d" officeooo:paragraph-rsid="0007fe0d"/>
    </style:style>
    <style:style style:name="P2" style:family="paragraph" style:parent-style-name="Standard">
      <style:text-properties officeooo:rsid="00082ffb" officeooo:paragraph-rsid="00082ffb"/>
    </style:style>
    <style:style style:name="P3" style:family="paragraph" style:parent-style-name="Standard">
      <style:text-properties officeooo:rsid="00082ffb" officeooo:paragraph-rsid="0009c001"/>
    </style:style>
    <style:style style:name="P4" style:family="paragraph" style:parent-style-name="Standard">
      <style:text-properties officeooo:rsid="0008419e" officeooo:paragraph-rsid="0008419e"/>
    </style:style>
    <style:style style:name="P5" style:family="paragraph" style:parent-style-name="Standard">
      <style:text-properties officeooo:rsid="0009c001" officeooo:paragraph-rsid="0009c001"/>
    </style:style>
    <style:style style:name="P6" style:family="paragraph" style:parent-style-name="Standard" style:list-style-name="L1">
      <style:text-properties officeooo:rsid="0009c001" officeooo:paragraph-rsid="0009c001"/>
    </style:style>
    <style:style style:name="P7" style:family="paragraph" style:parent-style-name="Standard">
      <style:text-properties fo:font-weight="bold" officeooo:rsid="0009c001" officeooo:paragraph-rsid="0009c001" style:font-weight-asian="bold" style:font-weight-complex="bold"/>
    </style:style>
    <style:style style:name="P8" style:family="paragraph" style:parent-style-name="Standard" style:list-style-name="L1">
      <style:text-properties officeooo:paragraph-rsid="0009c001"/>
    </style:style>
    <style:style style:name="P9" style:family="paragraph" style:parent-style-name="Standard" style:list-style-name="L2">
      <style:text-properties officeooo:paragraph-rsid="0009c001"/>
    </style:style>
    <style:style style:name="P10" style:family="paragraph" style:parent-style-name="Standard" style:list-style-name="L1">
      <style:text-properties officeooo:rsid="000a9ba5" officeooo:paragraph-rsid="000a9ba5"/>
    </style:style>
    <style:style style:name="T1" style:family="text">
      <style:text-properties officeooo:rsid="0008419e"/>
    </style:style>
    <style:style style:name="T2" style:family="text">
      <style:text-properties officeooo:rsid="0009c001"/>
    </style:style>
    <style:style style:name="T3" style:family="text">
      <style:text-properties officeooo:rsid="000a9b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prawozdanie</text:p>
      <text:p text:style-name="P2"/>
      <text:p text:style-name="P5">1. Kalkulatory proste:</text:p>
      <text:p text:style-name="P5"/>
      <text:p text:style-name="P2">Po wpisaniu w wyszukiwarce hasła „kalkulator” pokazuje się standardowy kalkulator Google.</text:p>
      <text:p text:style-name="P2">Jego główne funkcje polegają na działaniach dwuargumentowych i funkcjach trygonometrycznych.</text:p>
      <text:p text:style-name="P1"/>
      <text:p text:style-name="P2">Dwa linki poniżej znalazłem pozycję z aplikacją wizualizującą kalkulator, który każdy z nas może dostać w sklepie papierniczym za 3 złote. Pozwala na najprostsze cztery działania.</text:p>
      <text:p text:style-name="P2"/>
      <text:p text:style-name="P2">Na stronie sciaga.pl mamy kalkulator, który posiada mocno rozbudowany interfejs ze znakami do uzupełniania równań (klawiatura z literami). <text:span text:style-name="T1">Na stronie Poolicz.pl znajduje się identyczny kalkulator.</text:span></text:p>
      <text:p text:style-name="P1"/>
      <text:p text:style-name="P4">Stron<text:span text:style-name="T2">y</text:span> Matemaks.pl <text:span text:style-name="T2">oraz math.edu.pl </text:span>umożliwia<text:span text:style-name="T2">ją</text:span> <text:span text:style-name="T3">wyłącznie </text:span>korzystanie z kalkulatora za pomocą intuicyjnego wprowadzenia tekstu do okienka przeznaczonego do tego cel<text:span text:style-name="T2">u za pomocą klawiatury (istotna różnica)</text:span>.</text:p>
      <text:p text:style-name="P4"/>
      <text:p text:style-name="P3">Zadziwiająco dużą część linków stanowią kalkulatory wynagrodzeń br<text:span text:style-name="T2">u</text:span>tto/netto na dany rok. Pola umożliwiają podanie stawki, podanie umowy o pracę i sprawy dotyczące podatków. Przykłady: bankier.pl, poradnikprzedsiebiorcy.pl, zarobki.pracuj.pl, wynagrodzenia.pl.</text:p>
      <text:p text:style-name="P3"/>
      <text:p text:style-name="P5">Inne kalkulatory:</text:p>
      <text:list xml:id="list2164126297" text:style-name="L1">
        <text:list-item>
          <text:p text:style-name="P8"><text:span text:style-name="T1">kalkulator.in.rs</text:span></text:p>
        </text:list-item>
        <text:list-item>
          <text:p text:style-name="P8"><text:span text:style-name="T1">Calcoolator.pl</text:span></text:p>
        </text:list-item>
        <text:list-item>
          <text:p text:style-name="P6">oblicz.to</text:p>
        </text:list-item>
        <text:list-item>
          <text:p text:style-name="P10">calc.pl</text:p>
        </text:list-item>
      </text:list>
      <text:p text:style-name="P4"/>
      <text:p text:style-name="P5">2. Kalkulatory naukowe:</text:p>
      <text:p text:style-name="P5"/>
      <text:p text:style-name="P5">Kalkulator Linuksa</text:p>
      <text:p text:style-name="P5"/>
      <text:p text:style-name="P1"/>
      <text:p text:style-name="P7">Wnioski</text:p>
      <text:p text:style-name="P4"/>
      <text:p text:style-name="P4"><text:span text:style-name="T2">1. </text:span>Chronologicznie najważniejszymi elementami kalkulatora, jakie powinniśmy wprowadzić w naszym produkcie są kolejno:</text:p>
      <text:list xml:id="list4203497592" text:style-name="L2">
        <text:list-item>
          <text:p text:style-name="P9"><text:span text:style-name="T1">działania dodawania, odejmowania, mnożenia i dzielenia</text:span></text:p>
        </text:list-item>
        <text:list-item>
          <text:p text:style-name="P9"><text:span text:style-name="T1">nawiasy</text:span></text:p>
        </text:list-item>
        <text:list-item>
          <text:p text:style-name="P9"><text:span text:style-name="T1">funkcja zapamiętania i usunięcia wyniku</text:span></text:p>
        </text:list-item>
        <text:list-item>
          <text:p text:style-name="P9"><text:span text:style-name="T1">pierwiastek kwadratowy i potęgowanie</text:span></text:p>
        </text:list-item>
        <text:list-item>
          <text:p text:style-name="P9"><text:span text:style-name="T1">funkcje trygonometryczne</text:span></text:p>
        </text:list-item>
        <text:list-item>
          <text:p text:style-name="P9"><text:span text:style-name="T1">wartości stałych π oraz e</text:span></text:p>
        </text:list-item>
        <text:list-item>
          <text:p text:style-name="P9"><text:span text:style-name="T1">logarytm naturalny i dziesiętny oraz silni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00:45:19.154293299</meta:creation-date>
    <dc:date>2019-05-02T22:31:50.070914860</dc:date>
    <meta:editing-duration>PT1M4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194" meta:character-count="1522" meta:non-whitespace-character-count="1363"/>
  </office:meta>
</office:document-meta>
</file>